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9.34pt"/>
    </style:style>
    <style:style style:name="co2" style:family="table-column">
      <style:table-column-properties fo:break-before="auto" style:column-width="36pt"/>
    </style:style>
    <style:style style:name="co3" style:family="table-column">
      <style:table-column-properties fo:break-before="auto" style:column-width="42.46pt"/>
    </style:style>
    <style:style style:name="co4" style:family="table-column">
      <style:table-column-properties fo:break-before="auto" style:column-width="40.31pt"/>
    </style:style>
    <style:style style:name="co5" style:family="table-column">
      <style:table-column-properties fo:break-before="auto" style:column-width="347.36pt"/>
    </style:style>
    <style:style style:name="co6" style:family="table-column">
      <style:table-column-properties fo:break-before="auto" style:column-width="143.55pt"/>
    </style:style>
    <style:style style:name="co7" style:family="table-column">
      <style:table-column-properties fo:break-before="auto" style:column-width="64.01pt"/>
    </style:style>
    <style:style style:name="co8" style:family="table-column">
      <style:table-column-properties fo:break-before="auto" style:column-width="107.21pt"/>
    </style:style>
    <style:style style:name="co9" style:family="table-column">
      <style:table-column-properties fo:break-before="auto" style:column-width="180.96pt"/>
    </style:style>
    <style:style style:name="co10" style:family="table-column">
      <style:table-column-properties fo:break-before="auto" style:column-width="225.55pt"/>
    </style:style>
    <style:style style:name="co11" style:family="table-column">
      <style:table-column-properties fo:break-before="auto" style:column-width="222.15pt"/>
    </style:style>
    <style:style style:name="co12" style:family="table-column">
      <style:table-column-properties fo:break-before="auto" style:column-width="186.09pt"/>
    </style:style>
    <style:style style:name="co13" style:family="table-column">
      <style:table-column-properties fo:break-before="auto" style:column-width="168.09pt"/>
    </style:style>
    <style:style style:name="co14" style:family="table-column">
      <style:table-column-properties fo:break-before="auto" style:column-width="171.55pt"/>
    </style:style>
    <style:style style:name="co15" style:family="table-column">
      <style:table-column-properties fo:break-before="auto" style:column-width="241.85pt"/>
    </style:style>
    <style:style style:name="co16" style:family="table-column">
      <style:table-column-properties fo:break-before="auto" style:column-width="184.39pt"/>
    </style:style>
    <style:style style:name="co17" style:family="table-column">
      <style:table-column-properties fo:break-before="auto" style:column-width="157.8pt"/>
    </style:style>
    <style:style style:name="co18" style:family="table-column">
      <style:table-column-properties fo:break-before="auto" style:column-width="139.8pt"/>
    </style:style>
    <style:style style:name="co19" style:family="table-column">
      <style:table-column-properties fo:break-before="auto" style:column-width="144.96pt"/>
    </style:style>
    <style:style style:name="co20" style:family="table-column">
      <style:table-column-properties fo:break-before="auto" style:column-width="206.84pt"/>
    </style:style>
    <style:style style:name="co21" style:family="table-column">
      <style:table-column-properties fo:break-before="auto" style:column-width="84.9pt"/>
    </style:style>
    <style:style style:name="co22" style:family="table-column">
      <style:table-column-properties fo:break-before="auto" style:column-width="216.14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ro1" style:family="table-row">
      <style:table-row-properties style:row-height="12.81pt" fo:break-before="auto" style:use-optimal-row-height="true"/>
    </style:style>
    <style:style style:name="ro2" style:family="table-row">
      <style:table-row-properties style:row-height="12.64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16.55pt" fo:break-before="auto" style:use-optimal-row-height="false"/>
    </style:style>
    <style:style style:name="ro5" style:family="table-row">
      <style:table-row-properties style:row-height="48.9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92.49pt" fo:break-before="auto" style:use-optimal-row-height="false"/>
    </style:style>
    <style:style style:name="ro8" style:family="table-row">
      <style:table-row-properties style:row-height="47.76pt" fo:break-before="auto" style:use-optimal-row-height="false"/>
    </style:style>
    <style:style style:name="ro9" style:family="table-row">
      <style:table-row-properties style:row-height="119.4pt" fo:break-before="auto" style:use-optimal-row-height="false"/>
    </style:style>
    <style:style style:name="ro10" style:family="table-row">
      <style:table-row-properties style:row-height="120.84pt" fo:break-before="auto" style:use-optimal-row-height="false"/>
    </style:style>
    <style:style style:name="ro11" style:family="table-row">
      <style:table-row-properties style:row-height="23.84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62.65pt" fo:break-before="auto" style:use-optimal-row-height="false"/>
    </style:style>
    <style:style style:name="ro14" style:family="table-row">
      <style:table-row-properties style:row-height="108.6pt" fo:break-before="auto" style:use-optimal-row-height="false"/>
    </style:style>
    <style:style style:name="ro15" style:family="table-row">
      <style:table-row-properties style:row-height="52.21pt" fo:break-before="auto" style:use-optimal-row-height="false"/>
    </style:style>
    <style:style style:name="ro16"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number-rows-repeated="4">
          <table:table-cell table:number-columns-repeated="1022"/>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25">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10"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7"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7-1</text:p>
          </table:table-cell>
          <table:table-cell office:value-type="string" calcext:value-type="string">
            <text:p>S17-3</text:p>
          </table:table-cell>
          <table:table-cell table:number-columns-repeated="1012"/>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47]" office:value-type="string" office:string-value="AreYouAliveCmd" calcext:value-type="string">
            <text:p>AreYouAliveCmd</text:p>
          </table:table-cell>
          <table:table-cell table:formula="of:=[PusExtensionServices.F49]" office:value-type="string" office:string-value="OnBoardConnectCmd" calcext:value-type="string">
            <text:p>OnBoardConnectCmd</text:p>
          </table:table-cell>
          <table:table-cell table:number-columns-repeated="1012"/>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table:formula="of:=&quot;Command (17,1) to &quot; &amp; [PusExtensionServices.E47]" office:value-type="string" office:string-value="Command (17,1) to Perform Are-You-Alive Connection Test" calcext:value-type="string">
            <text:p>Command (17,1) to Perform Are-You-Alive Connection Test</text:p>
          </table:table-cell>
          <table:table-cell table:formula="of:=&quot;Command (17,1) to &quot; &amp; [PusExtensionServices.E49]" office:value-type="string" office:string-value="Command (17,1) to Perform On-Board Connection Test" calcext:value-type="string">
            <text:p>Command (17,1) to Perform On-Board Connection Test</text:p>
          </table:table-cell>
          <table:table-cell table:number-columns-repeated="1012"/>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List of EIDs to be enabled with a layout as in clauses 8.5.2.5 of [PS-SP]</text:p>
          </table:table-cell>
          <table:table-cell table:style-name="ce2" office:value-type="string" calcext:value-type="string">
            <text:p>List of EIDs to be disabled with a layout as in clauses 8.5.2.6 of [PS-SP]</text:p>
          </table:table-cell>
          <table:table-cell table:number-columns-repeated="2"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12"/>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9" table:style-name="ce2" office:value-type="string" calcext:value-type="string">
            <text:p>None</text:p>
          </table:table-cell>
          <table:table-cell table:number-columns-repeated="1012"/>
        </table:table-row>
        <table:table-row table:style-name="ro1">
          <table:table-cell office:value-type="string" calcext:value-type="string">
            <text:p>Ready Check</text:p>
          </table:table-cell>
          <table:table-cell table:number-columns-repeated="11" table:style-name="ce2" office:value-type="string" calcext:value-type="string">
            <text:p>Return “command is ready'</text:p>
          </table:table-cell>
          <table:table-cell table:number-columns-repeated="1012"/>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number-columns-repeated="2" table:style-name="ce2" office:value-type="string" calcext:value-type="string">
            <text:p>Run the procedure Start Action of Multi-EID Command of figure \ref{fig:Cmd5EidStart}</text:p>
          </table:table-cell>
          <table:table-cell table:style-name="ce2"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12"/>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2"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2" office:value-type="string" calcext:value-type="string">
            <text:p>Configure the (5,8) report with a destination equal to the source of the (5,7) command, load it in the OutLoader, and set the action outcome to 'completed'</text:p>
          </table:table-cell>
          <table:table-cell table:style-name="ce2" office:value-type="string" calcext:value-type="string">
            <text:p>Configure the (17,2) report with a destination equal to the source of the (17,1) command,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1004"/>
        </table:table-row>
        <table:table-row table:style-name="ro6">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number-columns-repeated="4"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12"/>
        </table:table-row>
        <table:table-row table:style-name="ro1">
          <table:table-cell table:style-name="ce2" office:value-type="string" calcext:value-type="string">
            <text:p>Abort Action</text:p>
          </table:table-cell>
          <table:table-cell table:number-columns-repeated="11" table:style-name="ce2" office:value-type="string" calcext:value-type="string">
            <text:p>Do nothing</text:p>
          </table:table-cell>
          <table:table-cell table:number-columns-repeated="1012"/>
        </table:table-row>
        <table:table-row table:style-name="ro11">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5" table:style-name="ce2" office:value-type="string" calcext:value-type="string">
            <text:p>Do nothing (no progress reports are generated by this command)</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2"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5"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1000"/>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48]" office:value-type="string" office:string-value="AreYouAliveRep" calcext:value-type="string">
            <text:p>AreYouAliveRep</text:p>
          </table:table-cell>
          <table:table-cell table:style-name="ce1" table:formula="of:=[PusExtensionServices.F50]" office:value-type="string" office:string-value="OnBoardConnectRep" calcext:value-type="string">
            <text:p>OnBoardConnectRep</text:p>
          </table:table-cell>
          <table:table-cell table:style-name="ce1" table:number-columns-repeated="18"/>
          <table:table-cell table:number-columns-repeated="995"/>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1000"/>
        </table:table-row>
        <table:table-row table:style-name="ro12">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s 8.5.2.8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5"/>
        </table:table-row>
        <table:table-row table:style-name="ro6">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office:value-type="string" calcext:value-type="string">
            <text:p>None</text:p>
          </table:table-cell>
          <table:table-cell table:number-columns-repeated="2" table:style-name="ce1" office:value-type="string" calcext:value-type="string">
            <text:p>None</text:p>
          </table:table-cell>
          <table:table-cell table:style-name="ce1" table:number-columns-repeated="18"/>
          <table:table-cell table:number-columns-repeated="995"/>
        </table:table-row>
        <table:table-row table:style-name="ro6">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5"/>
        </table:table-row>
        <table:table-row table:style-name="ro13">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table:number-columns-repeated="3" office:value-type="string" calcext:value-type="string">
            <text:p>Report is always enabled</text:p>
          </table:table-cell>
          <table:table-cell table:style-name="ce1" table:number-columns-repeated="18"/>
          <table:table-cell table:number-columns-repeated="995"/>
        </table:table-row>
        <table:table-row table:style-name="ro14">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5" office:value-type="string" calcext:value-type="string">
            <text:p>Report is always ready</text:p>
          </table:table-cell>
          <table:table-cell table:style-name="ce1" table:number-columns-repeated="18"/>
          <table:table-cell table:number-columns-repeated="995"/>
        </table:table-row>
        <table:table-row table:style-name="ro15">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5" office:value-type="string" calcext:value-type="string">
            <text:p>Report is never repeated</text:p>
          </table:table-cell>
          <table:table-cell table:style-name="ce1" table:number-columns-repeated="18"/>
          <table:table-cell table:number-columns-repeated="995"/>
        </table:table-row>
        <table:table-row table:style-name="ro16">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table:number-columns-repeated="2" table:style-name="ce1" office:value-type="string" calcext:value-type="string">
            <text:p>No action</text:p>
          </table:table-cell>
          <table:table-cell table:style-name="ce1" table:number-columns-repeated="18"/>
          <table:table-cell table:number-columns-repeated="995"/>
        </table:table-row>
        <table:table-row table:style-name="ro1" table:number-rows-repeated="1048565">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2">00/00/0000</text:date>, <text:time style:data-style-name="N2" text:time-value="18:05:56.1913719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06-02T18:27:18.347712772</dc:date>
    <meta:editing-duration>P21DT23H31M56S</meta:editing-duration>
    <meta:editing-cycles>346</meta:editing-cycles>
    <meta:document-statistic meta:table-count="3" meta:cell-count="448"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